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G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AML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M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MQ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Z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NA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SA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SB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B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E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F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G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I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L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ASM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M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M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SN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BV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H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NL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NOQ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VB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X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YC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BSC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SDK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BSE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S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H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S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O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Q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S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K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O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T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MV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V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Y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B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D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F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L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N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NN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R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S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U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CSB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CSCY</text:p>
          </table:table-cell>
          <table:table-cell office:value-type="string" calcext:value-type="string">
            <text:p>NOT2</text:p>
          </table:table-cell>
          <table:table-cell/>
        </table:table-row>
        <table:table-row table:style-name="ro1">
          <table:table-cell office:value-type="string" calcext:value-type="string">
            <text:p>CSD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CSF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SG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CSL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S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M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Q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X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SZ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TB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H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O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P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Q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MS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A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NA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C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D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DSA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C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KP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SL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SSG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SX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W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SX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YT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Z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TB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TE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TE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HT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DTI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TJ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T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Q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DT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SJ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DTT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B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C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E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G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H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I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IZ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EMP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C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D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G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H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H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I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L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SQ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S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SR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U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W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I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N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N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O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O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S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T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U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V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X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Y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B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B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I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I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K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P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S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S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M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_2-3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DD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D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ML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L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OAI21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I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MIK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I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H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C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D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F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G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W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L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N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Q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R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U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V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F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GT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S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X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K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LG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Q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X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L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M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Q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VN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J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L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R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OEA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B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I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I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J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L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S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MT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H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J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J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M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P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S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TR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TY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U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W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CL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C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DU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GV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H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K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M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O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R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SH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U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W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W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XX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Y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YU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R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BB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MDK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D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I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M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V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D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G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J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LO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N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R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R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OS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X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Z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BG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J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M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F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KIM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IX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JW</text:p>
          </table:table-cell>
          <table:table-cell office:value-type="string" calcext:value-type="string">
            <text:p>NAND5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B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W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LL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B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Q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OX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H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K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O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P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Q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R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R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S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S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U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POU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QKAI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QK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KC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QKE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G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H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QK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QM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OI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N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S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OX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Y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RKM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M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MW</text:p>
          </table:table-cell>
          <table:table-cell office:value-type="string" calcext:value-type="string">
            <text:p>NOR8 ?</text:p>
          </table:table-cell>
          <table:table-cell/>
        </table:table-row>
        <table:table-row table:style-name="ro1">
          <table:table-cell office:value-type="string" calcext:value-type="string">
            <text:p>RKN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KN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OE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P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P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Q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RKR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U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B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RO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D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E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H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H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K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LZ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Output unused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M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ON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N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OO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I</text:p>
          </table:table-cell>
          <table:table-cell/>
        </table:table-row>
        <table:table-row table:style-name="ro1">
          <table:table-cell office:value-type="string" calcext:value-type="string">
            <text:p>SBFU</text:p>
          </table:table-cell>
          <table:table-cell office:value-type="string" calcext:value-type="string">
            <text:p>MUXI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C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KC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D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KD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H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JF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SKK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SKK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KP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QJ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D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G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SOG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J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KC</text:p>
          </table:table-cell>
          <table:table-cell office:value-type="string" calcext:value-type="string">
            <text:p>DFFSR</text:p>
          </table:table-cell>
          <table:table-cell/>
        </table:table-row>
        <table:table-row table:style-name="ro1">
          <table:table-cell office:value-type="string" calcext:value-type="string">
            <text:p>SOL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P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Q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U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V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X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X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A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Z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A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A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TK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BH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DG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TKF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H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KI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J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OD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KB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L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O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W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Y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ZF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B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G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LH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LH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F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OF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G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K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T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T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C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D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E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H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I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X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B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D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E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VO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VONZ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H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H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M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SN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D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OE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EU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I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OJX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KW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E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S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Y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WOZ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P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GP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IG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IN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B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C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E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A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F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F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G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I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M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N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P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T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VF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W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PD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PD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PG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XPH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C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D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H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N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O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Q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Q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CE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YO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FK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J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L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YOOX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YOQY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R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O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X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X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O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Z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B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D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KEK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OA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BY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OD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ZOJ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ZON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N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Q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OR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S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Y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Z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10-25T17:09:37.239399706</dc:date>
    <meta:editing-duration>P6DT5H15M53S</meta:editing-duration>
    <meta:editing-cycles>137</meta:editing-cycles>
    <meta:generator>LibreOffice/7.3.7.2$Linux_X86_64 LibreOffice_project/30$Build-2</meta:generator>
    <meta:document-statistic meta:table-count="1" meta:cell-count="11854" meta:object-count="0"/>
  </office:meta>
</office:document-meta>
</file>